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heckList </text:p>
      <text:p text:style-name="Standard">35 Points</text:p>
      <text:p text:style-name="Standard"><text:s/>: Implement the race condition shit</text:p>
      <text:p text:style-name="Standard"><text:s text:c="2"/>: Allow person to specify custom name for location(using another fragment to handle that)</text:p>
      <text:p text:style-name="Standard">: Made code be able to run the first time(ask professor friday if can't figure out)</text:p>
      <text:p text:style-name="Standard">: Everything else has been implemented</text:p>
      <text:p text:style-name="Standard"/>
      <text:p text:style-name="Standard">75 Points:</text:p>
      <text:p text:style-name="Standard">: Implement everyt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5T03:24:58.25</meta:creation-date>
    <meta:document-statistic meta:table-count="0" meta:image-count="0" meta:object-count="0" meta:page-count="1" meta:paragraph-count="8" meta:word-count="50" meta:character-count="299"/>
    <dc:date>2017-11-15T03:26:24.56</dc:date>
    <meta:editing-duration>PT1M28S</meta:editing-duration>
    <meta:editing-cycles>1</meta:editing-cycles>
    <meta:generator>OpenOffice/4.1.3$Win32 OpenOffice.org_project/413m1$Build-9783</meta:generator>
  </office:meta>
</office:document-meta>
</file>